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8a23" officeooo:paragraph-rsid="001e8a23"/>
    </style:style>
    <style:style style:name="P2" style:family="paragraph" style:parent-style-name="Standard">
      <style:text-properties officeooo:rsid="001f5194" officeooo:paragraph-rsid="001f5194"/>
    </style:style>
    <style:style style:name="P3" style:family="paragraph" style:parent-style-name="Standard">
      <style:text-properties officeooo:rsid="0020265c" officeooo:paragraph-rsid="0020265c"/>
    </style:style>
    <style:style style:name="P4" style:family="paragraph" style:parent-style-name="Standard">
      <style:text-properties officeooo:rsid="002113a9" officeooo:paragraph-rsid="002113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at do you mean by process Synchronisation?</text:p>
      <text:p text:style-name="P1"/>
      <text:p text:style-name="P1">What do you mean by criticical section problem</text:p>
      <text:p text:style-name="P1"/>
      <text:p text:style-name="P1"/>
      <text:p text:style-name="P1">What is <text:s/>a race condition?</text:p>
      <text:p text:style-name="P1"/>
      <text:p text:style-name="P1">What is semaphore?</text:p>
      <text:p text:style-name="P1"/>
      <text:p text:style-name="P1">What is critical section ?</text:p>
      <text:p text:style-name="P1"/>
      <text:p text:style-name="P1"/>
      <text:p text:style-name="P1">Differenetiate between mutex and semaphore?</text:p>
      <text:p text:style-name="P1"/>
      <text:p text:style-name="P1">What are monitors?</text:p>
      <text:p text:style-name="P1"/>
      <text:p text:style-name="P1"/>
      <text:p text:style-name="P1">What do you mean by interprocess communications?</text:p>
      <text:p text:style-name="P1"/>
      <text:p text:style-name="P1">Explain about petersons solution for critical section problems</text:p>
      <text:p text:style-name="P3"/>
      <text:p text:style-name="P3">What is binary semaphore</text:p>
      <text:p text:style-name="P3"/>
      <text:p text:style-name="P3">What is mutex lock</text:p>
      <text:p text:style-name="P3"/>
      <text:p text:style-name="P3">What is counting semaphore</text:p>
      <text:p text:style-name="P3"/>
      <text:p text:style-name="P4">Narrate about the three requirements for synchronisation</text:p>
      <text:p text:style-name="P1"/>
      <text:p text:style-name="P2">Semaphore vs mutex</text:p>
      <text:p text:style-name="P2">What is counting semaphore</text:p>
      <text:p text:style-name="P1"/>
      <text:p text:style-name="P2">Petersons Solution</text:p>
      <text:p text:style-name="P2"/>
      <text:p text:style-name="P2">Bounded Buffer Problem</text:p>
      <text:p text:style-name="P2"/>
      <text:p text:style-name="P2">Reader/Writer Problem</text:p>
      <text:p text:style-name="P2"/>
      <text:p text:style-name="P2">Dining Philosophers Poblem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0T15:35:12.133174760</meta:creation-date>
    <dc:date>2024-04-20T15:58:04.479710501</dc:date>
    <meta:editing-duration>PT22M53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19" meta:word-count="87" meta:character-count="586" meta:non-whitespace-character-count="517"/>
  </office:meta>
</office:document-meta>
</file>